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a40c3" officeooo:paragraph-rsid="001a40c3"/>
    </style:style>
    <style:style style:name="P2" style:family="paragraph" style:parent-style-name="Standard">
      <style:paragraph-properties fo:text-align="start" style:justify-single-word="false"/>
      <style:text-properties officeooo:rsid="001a40c3" officeooo:paragraph-rsid="001a40c3"/>
    </style:style>
    <style:style style:name="T1" style:family="text">
      <style:text-properties officeooo:rsid="001bcc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People's History of Magic</text:p>
      <text:p text:style-name="P1"/>
      <text:p text:style-name="P1">Introduction</text:p>
      <text:p text:style-name="P1"/>
      <text:p text:style-name="P2"><text:tab/>Magicians' impact on history is a crowded field, but until now, most treatments have covered either famous magic users, or times in which magic has turned the tide of battles or wars. <text:s/>“Big Magicians” (who are mostly men) have been the focus of study, and their impact on the course of wars has been addressed elsewhere. <text:s/>This book focuses on “small magic,” in the family and the community. <text:s/>Although “small magic” has never changed the course of history, it has had an enormous impact on daily life. <text:s/></text:p>
      <text:p text:style-name="P2"><text:tab/>Small Magic has affected far more people than big magic, as small magic is everyday and almost mundane. <text:s/>The crop-growing, strength-giving, and contraceptive magic of the Scandanavian world contrasts with the rich array of hexes available to renaissance-period italians. <text:s/>Each society has focused in different areas in magic, which gives us valuable insight towards their social relationships. <text:s/>In some places, such as the scandanavian world, magic was feminine, and men would avenge suggestions that they had used magic, but women would curse their enemies and ward their friends from harm. <text:s/>In other places, such as the Abbassid caliphate, men would compete in small magical illusions and pranks. <text:s/>In fact, it was taboo to cast spells on somebody of the opposite gender.</text:p>
      <text:p text:style-name="P2"><text:tab/><text:span text:style-name="T1">This book contains new primary sources. <text:s text:c="2"/>Chapter One is a summary of magic in societies throughout history, in broad strokes with no depth. <text:s/>Chapter Two is a discussion of the different magics of the ancient mediterranean world, including greece, italy, carthage, and Ptolomaic egypt. <text:s/>Chapter Three is a detailed treatment of magic during the Conversion in northern europe, including the shift to Latin incantations from the vernacular. <text:s/>Chapter Four is a discussion of magical schools in the late medieval period. <text:s/>Chapter Five is a discussion of the tentative experiments into magic, and focuses on the popular perception of “The Alchemist” as an enlightment figure in popular culture. <text:s/>Chapter Six is a discussion of changes in small magic in france, from the monarchy through to the dawn of the Third Republic. <text:s/>Chapter Seven is a discussion of civillian magic in the Soviet Union, and Chapter Eight conclu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8T11:07:44.301556329</meta:creation-date>
    <dc:date>2014-12-28T11:22:12.859725256</dc:date>
    <meta:editing-duration>PT5M16S</meta:editing-duration>
    <meta:editing-cycles>2</meta:editing-cycles>
    <meta:generator>LibreOffice/4.2.7.2$Linux_x86 LibreOffice_project/420m0$Build-2</meta:generator>
    <meta:document-statistic meta:table-count="0" meta:image-count="0" meta:object-count="0" meta:page-count="1" meta:paragraph-count="5" meta:word-count="360" meta:character-count="2232" meta:non-whitespace-character-count="1856"/>
  </office:meta>
</office:document-meta>
</file>